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2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2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2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2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2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2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18a303" loext:opacity="100%" style:font-name="Arial2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18a303" loext:opacity="100%" style:font-name="Arial" fo:font-size="9.75pt" fo:language="fr" fo:country="FR" fo:font-style="normal" fo:font-weight="bold" officeooo:rsid="007909e8" officeooo:paragraph-rsid="023c79d2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break-before="page"/>
      <style:text-properties fo:color="#18a303" loext:opacity="100%" style:font-name="Arial" fo:font-size="9.75pt" fo:language="fr" fo:country="FR" fo:font-style="normal" fo:font-weight="bold" officeooo:rsid="007909e8" officeooo:paragraph-rsid="023c79d2" fo:background-color="transparent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text-properties fo:color="#18a303" loext:opacity="100%" style:font-name="Arial2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f89511" officeooo:paragraph-rsid="01f89511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text-properties fo:color="#18a303" loext:opacity="100%" style:font-name="Arial2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3c79d2" officeooo:paragraph-rsid="023c79d2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0b8ef9" officeooo:paragraph-rsid="01a8f218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18a303" loext:opacity="100%" style:font-name="Arial2" fo:font-size="12pt" fo:language="fr" fo:country="FR" fo:font-style="normal" fo:font-weight="bold" officeooo:rsid="023e8c20" officeooo:paragraph-rsid="023e8c20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18a303" loext:opacity="100%" style:font-name="Arial2" fo:font-size="12pt" fo:language="fr" fo:country="FR" fo:font-style="normal" fo:font-weight="bold" officeooo:rsid="01a8f218" officeooo:paragraph-rsid="01a8f218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18a303" loext:opacity="100%" style:font-name="Arial2" fo:font-size="12pt" fo:language="fr" fo:country="FR" fo:font-style="normal" fo:font-weight="bold" officeooo:rsid="01ced6e8" officeooo:paragraph-rsid="01ced6e8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84f3b"/>
    </style:style>
    <style:style style:name="T3" style:family="text">
      <style:text-properties officeooo:rsid="02391357"/>
    </style:style>
    <style:style style:name="T4" style:family="text">
      <style:text-properties officeooo:rsid="02342b02"/>
    </style:style>
    <style:style style:name="T5" style:family="text">
      <style:text-properties officeooo:rsid="02113d8a"/>
    </style:style>
    <style:style style:name="T6" style:family="text">
      <style:text-properties officeooo:rsid="02131edb"/>
    </style:style>
    <style:style style:name="T7" style:family="text">
      <style:text-properties officeooo:rsid="023a582a"/>
    </style:style>
    <style:style style:name="T8" style:family="text">
      <style:text-properties officeooo:rsid="023c79d2"/>
    </style:style>
    <style:style style:name="T9" style:family="text">
      <style:text-properties officeooo:rsid="024027f6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0907848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>20220<text:span text:style-name="T7">905</text:span> <text:span text:style-name="T9">11</text:span>:<text:span text:style-name="T9">1</text:span><text:span text:style-name="T4">0</text:span></text:p>
          </table:table-cell>
          <table:table-cell table:style-name="Tableau1.A2" office:value-type="string">
            <text:p text:style-name="P18">Appel</text:p>
          </table:table-cell>
          <table:table-cell table:style-name="Tableau1.D2" office:value-type="float" office:value="15">
            <text:p text:style-name="P19"><text:span text:style-name="T9">1</text:span><text:span text:style-name="T6">5</text:span></text:p>
          </table:table-cell>
          <table:table-cell table:style-name="Tableau1.D2" table:formula="ooow:&lt;D2&gt;" office:value-type="float" office:value="15">
            <text:p text:style-name="P20">15</text:p>
          </table:table-cell>
          <table:table-cell table:style-name="Tableau1.F2" office:value-type="string">
            <text:p text:style-name="P23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7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2">Activité 1: Forme explicite d'une suite arithmético-géométriques</text:p>
          </table:table-cell>
          <table:table-cell table:style-name="Tableau1.D3" office:value-type="float" office:value="35">
            <text:p text:style-name="P21">35</text:p>
          </table:table-cell>
          <table:table-cell table:style-name="Tableau1.E3" table:formula="ooow:&lt;E2&gt;+&lt;D3&gt;" office:value-type="float" office:value="50">
            <text:p text:style-name="P22">50</text:p>
          </table:table-cell>
          <table:table-cell table:style-name="Tableau1.F3" office:value-type="string">
            <text:p text:style-name="P24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5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3">Activité <text:span text:style-name="T8">2</text:span>: Forme explicite d'une suite arithmético-géométriques</text:p>
          </table:table-cell>
          <table:table-cell table:style-name="Tableau1.D4" office:value-type="float" office:value="35">
            <text:p text:style-name="P21">3<text:span text:style-name="T9">5</text:span></text:p>
          </table:table-cell>
          <table:table-cell table:style-name="Tableau1.E4" table:formula="ooow:&lt;E3&gt;+&lt;D4&gt;" office:value-type="float" office:value="85">
            <text:p text:style-name="P22">85</text:p>
          </table:table-cell>
          <table:table-cell table:style-name="Tableau1.F4" office:value-type="string">
            <text:p text:style-name="P24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15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2">Activité <text:span text:style-name="T8">3</text:span>: <text:span text:style-name="T8">Déterminer la suite auxiliaire afin de trouver la f</text:span>orme explicite d'une suite arithmético-géométriques</text:p>
          </table:table-cell>
          <table:table-cell table:style-name="Tableau1.D5" office:value-type="float" office:value="35">
            <text:p text:style-name="P21">3<text:span text:style-name="T9">5</text:span></text:p>
          </table:table-cell>
          <table:table-cell table:style-name="Tableau1.E5" table:formula="ooow:&lt;E4&gt;+&lt;D5&gt;" office:value-type="float" office:value="120">
            <text:p text:style-name="P22">120</text:p>
          </table:table-cell>
          <table:table-cell table:style-name="Tableau1.F5" office:value-type="string">
            <text:p text:style-name="P25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84f3b"/>
    </style:style>
    <style:style style:name="MT3" style:family="text">
      <style:text-properties officeooo:rsid="02391357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</text:span><text:span text:style-name="MT2">4</text:span>-<text:span text:style-name="MT2">S</text:span>uites arithmético-géométriques<text:span text:style-name="MT3">(1)</text:span>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6T10:21:37.768344418</dc:date>
    <meta:editing-duration>P3DT17H39M18S</meta:editing-duration>
    <meta:editing-cycles>821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24" meta:word-count="54" meta:character-count="369" meta:non-whitespace-character-count="339"/>
  </office:meta>
</office:document-meta>
</file>